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875" officeooo:paragraph-rsid="00060875"/>
    </style:style>
    <style:style style:name="P2" style:family="paragraph" style:parent-style-name="Standard">
      <style:paragraph-properties fo:text-align="center" style:justify-single-word="false"/>
      <style:text-properties officeooo:rsid="00060875" officeooo:paragraph-rsid="00060875"/>
    </style:style>
    <style:style style:name="P3" style:family="paragraph" style:parent-style-name="Standard">
      <style:text-properties officeooo:paragraph-rsid="00060875"/>
    </style:style>
    <style:style style:name="P4" style:family="paragraph" style:parent-style-name="Standard">
      <style:text-properties officeooo:rsid="00060875" officeooo:paragraph-rsid="000824dc"/>
    </style:style>
    <style:style style:name="P5" style:family="paragraph" style:parent-style-name="Standard">
      <style:text-properties style:text-underline-style="solid" style:text-underline-width="auto" style:text-underline-color="font-color" officeooo:rsid="00060875" officeooo:paragraph-rsid="000824dc"/>
    </style:style>
    <style:style style:name="P6" style:family="paragraph" style:parent-style-name="Standard">
      <style:text-properties style:text-underline-style="none" officeooo:rsid="000824dc" officeooo:paragraph-rsid="000824dc"/>
    </style:style>
    <style:style style:name="P7" style:family="paragraph" style:parent-style-name="Standard">
      <style:text-properties officeooo:paragraph-rsid="00060875"/>
    </style:style>
    <style:style style:name="P8" style:family="paragraph" style:parent-style-name="Standard">
      <style:text-properties officeooo:rsid="0009e3ce" officeooo:paragraph-rsid="0009e3ce"/>
    </style:style>
    <style:style style:name="T1" style:family="text">
      <style:text-properties officeooo:rsid="00060875"/>
    </style:style>
    <style:style style:name="T2" style:family="text">
      <style:text-properties officeooo:rsid="00070e3a"/>
    </style:style>
    <style:style style:name="T3" style:family="text">
      <style:text-properties officeooo:rsid="00076536"/>
    </style:style>
    <style:style style:name="T4" style:family="text">
      <style:text-properties officeooo:rsid="000779da"/>
    </style:style>
    <style:style style:name="T5" style:family="text">
      <style:text-properties officeooo:rsid="000824dc"/>
    </style:style>
    <style:style style:name="T6" style:family="text">
      <style:text-properties officeooo:rsid="0009e3ce"/>
    </style:style>
    <style:style style:name="T7" style:family="text">
      <style:text-properties officeooo:rsid="000d11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:</text:p>
      <text:p text:style-name="P1"/>
      <text:p text:style-name="P3"><text:span text:style-name="T1">Το πρότζεκτ έγινε με την χρήση του Vert.x application framework, <text:s/>είναι maven project, <text:s/>η version της java είναι η openjdk 11.0.20.1 και χρησιμοποιήθηκε μια </text:span>relational database management system (RDBMS) <text:span text:style-name="T1">τ</text:span><text:span text:style-name="T2">ου</text:span><text:span text:style-name="T1"> mariadb.</text:span></text:p>
      <text:p text:style-name="P3"/>
      <text:p text:style-name="P8">***Αστοχίες/αδυναμίες:</text:p>
      <text:p text:style-name="P4"><text:span text:style-name="T6">Γενικά τ</text:span>ηρούνται οι κανόνες του MVC desing pattern, εκτός από το api request “showallbooks” στο οποίο δεν κατάφερα να περνάω τα δεδομένα απο το view πίσω στο model <text:span text:style-name="T2">με το event bus </text:span>με αποτέλεσμα να έχω data processing στο model που κανονικά είναι ρόλος του view. <text:span text:style-name="T5">Ακομα το lendrequest παρατήρησα ότι μπορεί να εκτελεστεί μόνο μια φορά χωρίς να γίνει επανεκκίνηση του server αλλιώς βγάζει αυτό το error: </text:span></text:p>
      <text:p text:style-name="P5"><text:span text:style-name="T5">SEVERE: Unhandled exception </text:span>java.lang.IllegalStateException: Response head already sent </text:p>
      <text:p text:style-name="P6">το οποίο επίσης δεν κατάφερα να λύσω.</text:p>
      <text:p text:style-name="P4"><text:span text:style-name="T6">Τέλος </text:span><text:span text:style-name="T3">γενικά λόγω έλλειψης χρόνου τα μυνήματα στο endpoint είναι αρκετά αδούλευτα, κυρίως ενημερώνουν οτι εγινε η αποστολή του request , και δεν ενημερώνουν για την πορεία του </text:span><text:span text:style-name="T6">request(κυρίως δηλαδή την έκβαση των queries)</text:span><text:span text:style-name="T4">. Αυτά εμφανίζονται μόνο στο terminal του IDE που τρέχει το πρόγραμμα. Μόνο το showallbooks και το lendrequest </text:span><text:span text:style-name="T7">επιστρέφουν</text:span><text:span text:style-name="T4"> πίσω δεδομένα </text:span><text:span text:style-name="T7">απο την database</text:span><text:span text:style-name="T4"> στο endpoint με το showallbooks οπως ανέφερα και παραπάνω να μην είναι ιδνικά φτιαγμένο καθώς </text:span><text:span text:style-name="T6">και </text:span><text:span text:style-name="T4">παραβιάζει τους κανόνες του MVC pattern design </text:span><text:span text:style-name="T6">και μπορεί να τρέξει μόνο μια φορά επιτυχώς χωρίς να επανεκκινηθεί ο server.</text:span></text:p>
      <text:p text:style-name="P1"/>
      <text:p text:style-name="P1">To repository περιέχει Ν commits και έχει <text:span text:style-name="T2">και το τελευταίο commit περιέχει το πρότζεκτ, το αρχείο pom.xml, το αρχείο readme, το αρχείου του mariadb “database_backup_assignment.sql”,το αρχείο με τα API request σε μορφή JSON “Tamasenco_lending_library.postman_collection.json” και το αρχείο που περιέχει τις απαιτήσεις του πρότζεκτ “Backend Java Assignment – Library.pdf”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7:02:55.125591332</meta:creation-date>
    <dc:date>2023-09-29T18:16:42.994896937</dc:date>
    <meta:editing-duration>PT31M2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8" meta:word-count="256" meta:character-count="1740" meta:non-whitespace-character-count="1487"/>
  </office:meta>
</office:document-meta>
</file>